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781cm" fo:min-width="2.1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94cm" fo:min-width="1.96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338cm" fo:min-width="4.262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99cm" fo:min-width="1.96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106cm" svg:stroke-color="#000000" draw:marker-start-width="0.359cm" draw:marker-end="Arrowheads_20_2" draw:marker-end-width="0.459cm" draw:fill="none" draw:textarea-vertical-align="top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549cm" fo:min-width="4.157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32cm" fo:min-width="4.156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line-height="100%" fo:text-align="justify">
        <style:tab-stops/>
      </style:paragraph-properties>
      <style:text-properties fo:font-size="13pt" style:font-size-asian="13pt" style:font-size-complex="13pt"/>
    </style:style>
    <style:style style:name="P5" style:family="paragraph">
      <loext:graphic-properties draw:fill="solid" draw:fill-color="#ffffff"/>
      <style:paragraph-properties fo:line-height="100%" fo:text-align="justify">
        <style:tab-stops/>
      </style:paragraph-properties>
      <style:text-properties fo:font-size="13pt" style:font-size-asian="13pt" style:font-size-complex="13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0" style:family="paragraph">
      <style:paragraph-properties fo:text-align="end"/>
      <style:text-properties fo:font-size="13pt" style:font-size-asian="13pt" style:font-size-complex="13pt"/>
    </style:style>
    <style:style style:name="P11" style:family="paragraph">
      <style:paragraph-properties fo:text-align="start"/>
      <style:text-properties fo:font-size="13pt" style:font-size-asian="13pt" style:font-size-complex="13pt"/>
    </style:style>
    <style:style style:name="P12" style:family="paragraph">
      <style:paragraph-properties fo:margin-left="0cm" fo:margin-right="0cm" fo:margin-top="0cm" fo:margin-bottom="0cm" fo:line-height="100%" fo:text-align="justify" fo:text-indent="0cm">
        <style:tab-stops/>
      </style:paragraph-properties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398cm" svg:height="2.221cm" svg:x="10.842cm" svg:y="12.431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3" draw:id="id3" draw:layer="layout" svg:width="5.08cm" svg:height="2.54cm" svg:x="15.922cm" svg:y="7.985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2" draw:id="id2" draw:layer="layout" svg:width="4.762cm" svg:height="1.588cm" svg:x="1.635cm" svg:y="7.984cm">
          <text:p text:style-name="P1"><text:span text:style-name="T1">Report a risk score </text:span><text:span text:style-name="T1">of 5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08cm" svg:height="2.857cm" svg:x="11.477cm" svg:y="1.952cm">
          <text:p text:style-name="P4"><text:span text:style-name="T1"/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7" draw:layer="layout" svg:x1="11.477cm" svg:y1="3.38cm" svg:x2="4.016cm" svg:y2="7.984cm" draw:start-shape="id1" draw:start-glue-point="5" draw:end-shape="id2" draw:end-glue-point="0" svg:d="M11477 3380h-7461v4604" svg:viewBox="0 0 7462 4605">
          <text:p text:style-name="P6"><text:span text:style-name="T1">False</text:span></text:p>
        </draw:connector>
        <draw:connector draw:style-name="gr5" draw:text-style-name="P9" draw:layer="layout" svg:x1="16.557cm" svg:y1="3.38cm" svg:x2="18.462cm" svg:y2="7.985cm" draw:start-shape="id1" draw:start-glue-point="7" draw:end-shape="id3" draw:end-glue-point="4" svg:d="M16557 3380h1905v4605" svg:viewBox="0 0 1906 4606">
          <text:p text:style-name="P8"><text:span text:style-name="T1">True</text:span></text:p>
        </draw:connector>
        <draw:connector draw:style-name="gr5" draw:text-style-name="P7" draw:layer="layout" svg:x1="15.922cm" svg:y1="9.255cm" svg:x2="13.541cm" svg:y2="12.431cm" draw:start-shape="id3" draw:start-glue-point="5" draw:end-shape="id4" draw:end-glue-point="4" svg:d="M15922 9255h-2381v3176" svg:viewBox="0 0 2382 3177">
          <text:p text:style-name="P6"><text:span text:style-name="T1">False</text:span></text:p>
        </draw:connector>
        <draw:custom-shape draw:style-name="gr6" draw:text-style-name="P3" xml:id="id5" draw:id="id5" draw:layer="layout" svg:width="4.763cm" svg:height="1.905cm" svg:x="21.002cm" svg:y="16.875cm">
          <text:p text:style-name="P1"><text:span text:style-name="T1">Analyse IAT and report appropriate sco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9" draw:layer="layout" svg:x1="21.002cm" svg:y1="9.255cm" svg:x2="23.383cm" svg:y2="16.875cm" draw:start-shape="id3" draw:start-glue-point="7" draw:end-shape="id5" draw:end-glue-point="0" svg:d="M21002 9255h2381v7620" svg:viewBox="0 0 2382 7621">
          <text:p text:style-name="P10">True</text:p>
        </draw:connector>
        <draw:custom-shape draw:style-name="gr7" draw:text-style-name="P3" xml:id="id6" draw:id="id6" draw:layer="layout" svg:width="4.762cm" svg:height="1.588cm" svg:x="6.715cm" svg:y="17.509cm">
          <text:p text:style-name="P1"><text:span text:style-name="T1">Report a risk score of 75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0.842cm" svg:y1="13.542cm" svg:x2="9.096cm" svg:y2="17.509cm" draw:start-shape="id4" draw:start-glue-point="5" draw:end-shape="id6" draw:end-glue-point="0" svg:d="M10842 13542h-1746v3967" svg:viewBox="0 0 1747 3968">
          <text:p text:style-name="P11">False</text:p>
        </draw:connector>
        <draw:connector draw:style-name="gr5" draw:text-style-name="P9" draw:layer="layout" svg:x1="16.24cm" svg:y1="13.542cm" svg:x2="23.383cm" svg:y2="16.875cm" draw:start-shape="id4" draw:start-glue-point="7" draw:end-shape="id5" draw:end-glue-point="0" svg:d="M16240 13542h7143v3333" svg:viewBox="0 0 7144 3334">
          <text:p text:style-name="P11">True</text:p>
        </draw:connector>
        <draw:frame draw:style-name="gr8" draw:text-style-name="P13" draw:layer="layout" svg:width="3.474cm" svg:height="0.763cm" svg:x="12.33cm" svg:y="2.994cm">
          <draw:text-box>
            <text:p text:style-name="P12"><text:span text:style-name="T1">file type == PE</text:span></text:p>
          </draw:text-box>
        </draw:frame>
        <draw:frame draw:style-name="gr8" draw:text-style-name="P13" draw:layer="layout" svg:width="3.461cm" svg:height="0.763cm" svg:x="16.775cm" svg:y="8.837cm">
          <draw:text-box>
            <text:p text:style-name="P14"><text:span text:style-name="T1">entropy &lt; 60%</text:span></text:p>
          </draw:text-box>
        </draw:frame>
        <draw:frame draw:style-name="gr8" draw:text-style-name="P13" draw:layer="layout" svg:width="4.617cm" svg:height="0.763cm" svg:x="11.305cm" svg:y="13.082cm">
          <draw:text-box>
            <text:p text:style-name="P14"><text:span text:style-name="T1">atomated unpackin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10:32:35.385718105</meta:creation-date>
    <dc:date>2024-02-11T11:06:28.701382879</dc:date>
    <meta:editing-duration>PT33M54S</meta:editing-duration>
    <meta:editing-cycles>1</meta:editing-cycles>
    <meta:document-statistic meta:object-count="15"/>
    <meta:generator>LibreOffice/7.5.6.2$Linux_X86_64 LibreOffice_project/50$Build-2</meta:generator>
  </office:meta>
</office:document-meta>
</file>